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fo:color="#4fc1ff" loext:opacity="100%" style:font-name="Consolas" fo:font-size="10.5pt" fo:font-weight="normal"/>
    </style:style>
    <style:style style:name="T8" style:family="text">
      <style:text-properties fo:color="#d4d4d4" loext:opacity="100%" style:font-name="Consolas" fo:font-size="10.5pt" fo:font-weight="normal"/>
    </style:style>
    <style:style style:name="T9" style:family="text">
      <style:text-properties fo:color="#9cdcfe" loext:opacity="100%" style:font-name="Consolas" fo:font-size="10.5pt" fo:font-weight="normal"/>
    </style:style>
    <style:style style:name="T10" style:family="text">
      <style:text-properties fo:color="#b5cea8" loext:opacity="100%" style:font-name="Consolas" fo:font-size="10.5pt" fo:font-weight="normal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808080" loext:opacity="100%" style:font-name="Consolas" fo:font-size="10.5pt" fo:font-weight="normal"/>
    </style:style>
    <style:style style:name="T13" style:family="text">
      <style:text-properties fo:color="#4ec9b0" loext:opacity="100%" style:font-name="Consolas" fo:font-size="10.5pt" fo:font-weight="normal"/>
    </style:style>
    <style:style style:name="T14" style:family="text">
      <style:text-properties fo:color="#dcdcaa" loext:opacity="100%" style:font-name="Consolas" fo:font-size="10.5pt" fo:font-weight="normal"/>
    </style:style>
    <style:style style:name="T15" style:family="text">
      <style:text-properties fo:color="#ce9178" loext:opacity="100%" style:font-name="Consolas" fo:font-size="10.5pt" fo:font-weight="normal"/>
    </style:style>
    <style:style style:name="T16" style:family="text">
      <style:text-properties fo:color="#6a9955" loext:opacity="100%" style:font-name="Consolas" fo:font-size="10.5pt" fo:font-weight="normal"/>
    </style:style>
    <style:style style:name="T17" style:family="text">
      <style:text-properties fo:color="#c586c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<text:span text:style-name="T2">div</text:span> <text:span text:style-name="T3">className</text:span><text:span text:style-name="T4">=</text:span><text:span text:style-name="T5">"resultados-informe"</text:span><text:span text:style-name="T1">&gt;</text:span></text:p>
      <text:p text:style-name="P2">      <text:span text:style-name="T6">{</text:span><text:span text:style-name="T7">datos</text:span><text:span text:style-name="T8">.</text:span><text:span text:style-name="T9">length</text:span><text:span text:style-name="T8"> &gt; </text:span><text:span text:style-name="T10">0</text:span><text:span text:style-name="T8"> ? </text:span></text:p>
      <text:p text:style-name="P3">        <text:span text:style-name="T11">(</text:span></text:p>
      <text:p text:style-name="P2"><text:span text:style-name="T4">        </text:span><text:span text:style-name="T12">&lt;&gt;</text:span></text:p>
      <text:p text:style-name="P2"><text:span text:style-name="T4">          </text:span><text:span text:style-name="T12">&lt;</text:span><text:span text:style-name="T6">table</text:span><text:span text:style-name="T12">&gt;</text:span></text:p>
      <text:p text:style-name="P2"><text:span text:style-name="T4">            </text:span><text:span text:style-name="T12">&lt;</text:span><text:span text:style-name="T6">thead</text:span><text:span text:style-name="T12">&gt;</text:span></text:p>
      <text:p text:style-name="P2"><text:span text:style-name="T4">              </text:span><text:span text:style-name="T12">&lt;</text:span><text:span text:style-name="T6">tr</text:span><text:span text:style-name="T12">&gt;</text:span></text:p>
      <text:p text:style-name="P2"><text:span text:style-name="T4">                </text:span><text:span text:style-name="T6">{</text:span><text:span text:style-name="T13">Object</text:span><text:span text:style-name="T8">.</text:span><text:span text:style-name="T14">keys</text:span><text:span text:style-name="T8">(</text:span><text:span text:style-name="T7">datos</text:span><text:span text:style-name="T8">[</text:span><text:span text:style-name="T10">0</text:span><text:span text:style-name="T8">]).</text:span><text:span text:style-name="T14">map</text:span><text:span text:style-name="T8">((</text:span><text:span text:style-name="T9">key</text:span><text:span text:style-name="T8">) </text:span><text:span text:style-name="T6">=&gt;</text:span><text:span text:style-name="T8"> (</text:span></text:p>
      <text:p text:style-name="P2"><text:span text:style-name="T4">                  </text:span><text:span text:style-name="T12">&lt;</text:span><text:span text:style-name="T6">th</text:span><text:span text:style-name="T8"> </text:span><text:span text:style-name="T9">key</text:span><text:span text:style-name="T8">=</text:span><text:span text:style-name="T6">{</text:span><text:span text:style-name="T9">key</text:span><text:span text:style-name="T6">}</text:span><text:span text:style-name="T12">&gt;</text:span><text:span text:style-name="T6">{</text:span><text:span text:style-name="T9">key</text:span><text:span text:style-name="T6">}</text:span><text:span text:style-name="T12">&lt;/</text:span><text:span text:style-name="T6">th</text:span><text:span text:style-name="T12">&gt;</text:span></text:p>
      <text:p text:style-name="P2"><text:span text:style-name="T4">                </text:span><text:span text:style-name="T8">))</text:span><text:span text:style-name="T6">}</text:span></text:p>
      <text:p text:style-name="P2"><text:span text:style-name="T4">              </text:span><text:span text:style-name="T12">&lt;/</text:span><text:span text:style-name="T6">tr</text:span><text:span text:style-name="T12">&gt;</text:span></text:p>
      <text:p text:style-name="P2"><text:span text:style-name="T4">            </text:span><text:span text:style-name="T12">&lt;/</text:span><text:span text:style-name="T6">thead</text:span><text:span text:style-name="T12">&gt;</text:span></text:p>
      <text:p text:style-name="P2"><text:span text:style-name="T4">            </text:span><text:span text:style-name="T12">&lt;</text:span><text:span text:style-name="T6">tbody</text:span><text:span text:style-name="T12">&gt;</text:span></text:p>
      <text:p text:style-name="P2"><text:span text:style-name="T4">              </text:span><text:span text:style-name="T6">{</text:span><text:span text:style-name="T7">datos</text:span><text:span text:style-name="T8">.</text:span><text:span text:style-name="T14">map</text:span><text:span text:style-name="T8">((</text:span><text:span text:style-name="T9">fila</text:span><text:span text:style-name="T8">, </text:span><text:span text:style-name="T9">index</text:span><text:span text:style-name="T8">) </text:span><text:span text:style-name="T6">=&gt;</text:span><text:span text:style-name="T8"> (</text:span></text:p>
      <text:p text:style-name="P2"><text:span text:style-name="T4">                </text:span><text:span text:style-name="T12">&lt;</text:span><text:span text:style-name="T6">tr</text:span><text:span text:style-name="T8"> </text:span><text:span text:style-name="T9">key</text:span><text:span text:style-name="T8">=</text:span><text:span text:style-name="T6">{</text:span><text:span text:style-name="T9">index</text:span><text:span text:style-name="T6">}</text:span><text:span text:style-name="T12">&gt;</text:span></text:p>
      <text:p text:style-name="P2"><text:span text:style-name="T4">                  </text:span><text:span text:style-name="T6">{</text:span><text:span text:style-name="T13">Object</text:span><text:span text:style-name="T8">.</text:span><text:span text:style-name="T14">values</text:span><text:span text:style-name="T8">(</text:span><text:span text:style-name="T9">fila</text:span><text:span text:style-name="T8">).</text:span><text:span text:style-name="T14">map</text:span><text:span text:style-name="T8">((</text:span><text:span text:style-name="T9">valor</text:span><text:span text:style-name="T8">, </text:span><text:span text:style-name="T9">i</text:span><text:span text:style-name="T8">) </text:span><text:span text:style-name="T6">=&gt;</text:span><text:span text:style-name="T8"> (</text:span></text:p>
      <text:p text:style-name="P2"><text:span text:style-name="T4">                    </text:span><text:span text:style-name="T12">&lt;</text:span><text:span text:style-name="T6">td</text:span><text:span text:style-name="T8"> </text:span><text:span text:style-name="T9">key</text:span><text:span text:style-name="T8">=</text:span><text:span text:style-name="T6">{</text:span><text:span text:style-name="T9">i</text:span><text:span text:style-name="T6">}</text:span><text:span text:style-name="T12">&gt;</text:span><text:span text:style-name="T6">{</text:span><text:span text:style-name="T9">valor</text:span><text:span text:style-name="T6">}</text:span><text:span text:style-name="T12">&lt;/</text:span><text:span text:style-name="T6">td</text:span><text:span text:style-name="T12">&gt;</text:span></text:p>
      <text:p text:style-name="P2"><text:span text:style-name="T4">                  </text:span><text:span text:style-name="T8">))</text:span><text:span text:style-name="T6">}</text:span></text:p>
      <text:p text:style-name="P2"><text:span text:style-name="T4">                </text:span><text:span text:style-name="T12">&lt;/</text:span><text:span text:style-name="T6">tr</text:span><text:span text:style-name="T12">&gt;</text:span></text:p>
      <text:p text:style-name="P2"><text:span text:style-name="T4">              </text:span><text:span text:style-name="T8">))</text:span><text:span text:style-name="T6">}</text:span></text:p>
      <text:p text:style-name="P2"><text:span text:style-name="T4">            </text:span><text:span text:style-name="T12">&lt;/</text:span><text:span text:style-name="T6">tbody</text:span><text:span text:style-name="T12">&gt;</text:span></text:p>
      <text:p text:style-name="P2"><text:span text:style-name="T4">          </text:span><text:span text:style-name="T12">&lt;/</text:span><text:span text:style-name="T6">table</text:span><text:span text:style-name="T12">&gt;</text:span></text:p>
      <text:p text:style-name="P3">        </text:p>
      <text:p text:style-name="P2"><text:span text:style-name="T4">          </text:span><text:span text:style-name="T6">{</text:span><text:span text:style-name="T7">reporteSeleccionado</text:span><text:span text:style-name="T8"> === </text:span><text:span text:style-name="T15">"ing_egr"</text:span><text:span text:style-name="T8"> &amp;&amp; </text:span><text:span text:style-name="T7">datos</text:span><text:span text:style-name="T8">.</text:span><text:span text:style-name="T9">length</text:span><text:span text:style-name="T8"> &gt; </text:span><text:span text:style-name="T10">0</text:span><text:span text:style-name="T8"> &amp;&amp; (</text:span></text:p>
      <text:p text:style-name="P2"><text:span text:style-name="T4">          </text:span><text:span text:style-name="T12">&lt;</text:span><text:span text:style-name="T6">div</text:span><text:span text:style-name="T8"> </text:span><text:span text:style-name="T9">style</text:span><text:span text:style-name="T8">=</text:span><text:span text:style-name="T6">{</text:span><text:span text:style-name="T8">{ </text:span><text:span text:style-name="T9">marginTop:</text:span><text:span text:style-name="T8"> </text:span><text:span text:style-name="T15">'40px'</text:span><text:span text:style-name="T8"> }</text:span><text:span text:style-name="T6">}</text:span><text:span text:style-name="T12">&gt;</text:span></text:p>
      <text:p text:style-name="P2"><text:span text:style-name="T4">            </text:span><text:span text:style-name="T12">&lt;</text:span><text:span text:style-name="T6">h3</text:span><text:span text:style-name="T12">&gt;</text:span><text:span text:style-name="T8">Gráfico de Ingresos y Egresos por Mes</text:span><text:span text:style-name="T12">&lt;/</text:span><text:span text:style-name="T6">h3</text:span><text:span text:style-name="T12">&gt;</text:span></text:p>
      <text:p text:style-name="P2"><text:span text:style-name="T4">            </text:span><text:span text:style-name="T12">&lt;</text:span><text:span text:style-name="T13">ResponsiveContainer</text:span><text:span text:style-name="T8"> </text:span><text:span text:style-name="T9">width</text:span><text:span text:style-name="T8">=</text:span><text:span text:style-name="T15">"100%"</text:span><text:span text:style-name="T8"> </text:span><text:span text:style-name="T9">height</text:span><text:span text:style-name="T8">=</text:span><text:span text:style-name="T6">{</text:span><text:span text:style-name="T10">300</text:span><text:span text:style-name="T6">}</text:span><text:span text:style-name="T12">&gt;</text:span></text:p>
      <text:p text:style-name="P2"><text:span text:style-name="T4">              </text:span><text:span text:style-name="T12">&lt;</text:span><text:span text:style-name="T13">BarChart</text:span></text:p>
      <text:p text:style-name="P2"><text:span text:style-name="T4">                </text:span><text:span text:style-name="T9">data</text:span><text:span text:style-name="T8">=</text:span><text:span text:style-name="T6">{</text:span><text:span text:style-name="T8">(() </text:span><text:span text:style-name="T6">=&gt;</text:span><text:span text:style-name="T8"> {</text:span></text:p>
      <text:p text:style-name="P2"><text:span text:style-name="T4">                  </text:span><text:span text:style-name="T16">// Agrupar por mes</text:span></text:p>
      <text:p text:style-name="P2"><text:span text:style-name="T4">                  </text:span><text:span text:style-name="T6">const</text:span><text:span text:style-name="T8"> </text:span><text:span text:style-name="T7">agrupado</text:span><text:span text:style-name="T8"> = {};</text:span></text:p>
      <text:p text:style-name="P2"><text:span text:style-name="T4">                  </text:span><text:span text:style-name="T7">datos</text:span><text:span text:style-name="T8">.</text:span><text:span text:style-name="T14">forEach</text:span><text:span text:style-name="T8">(</text:span><text:span text:style-name="T9">d</text:span><text:span text:style-name="T8"> </text:span><text:span text:style-name="T6">=&gt;</text:span><text:span text:style-name="T8"> {</text:span></text:p>
      <text:p text:style-name="P2"><text:span text:style-name="T4">                    </text:span><text:span text:style-name="T6">const</text:span><text:span text:style-name="T8"> </text:span><text:span text:style-name="T7">fecha</text:span><text:span text:style-name="T8"> = </text:span><text:span text:style-name="T6">new</text:span><text:span text:style-name="T8"> </text:span><text:span text:style-name="T13">Date</text:span><text:span text:style-name="T8">(</text:span><text:span text:style-name="T9">d</text:span><text:span text:style-name="T8">.</text:span><text:span text:style-name="T9">fecha</text:span><text:span text:style-name="T8">);</text:span></text:p>
      <text:p text:style-name="P2"><text:span text:style-name="T4">                    </text:span><text:span text:style-name="T6">const</text:span><text:span text:style-name="T8"> </text:span><text:span text:style-name="T7">mesAnio</text:span><text:span text:style-name="T8"> = </text:span><text:span text:style-name="T15">`</text:span><text:span text:style-name="T6">${</text:span><text:span text:style-name="T7">fecha</text:span><text:span text:style-name="T8">.</text:span><text:span text:style-name="T14">getFullYear</text:span><text:span text:style-name="T8">()</text:span><text:span text:style-name="T6">}</text:span><text:span text:style-name="T15">-</text:span><text:span text:style-name="T6">${</text:span><text:span text:style-name="T13">String</text:span><text:span text:style-name="T8">(</text:span><text:span text:style-name="T7">fecha</text:span><text:span text:style-name="T8">.</text:span><text:span text:style-name="T14">getMonth</text:span><text:span text:style-name="T8">() + </text:span><text:span text:style-name="T10">1</text:span><text:span text:style-name="T8">).</text:span><text:span text:style-name="T14">padStart</text:span><text:span text:style-name="T8">(</text:span><text:span text:style-name="T10">2</text:span><text:span text:style-name="T8">, </text:span><text:span text:style-name="T15">'0'</text:span><text:span text:style-name="T8">)</text:span><text:span text:style-name="T6">}</text:span><text:span text:style-name="T15">`</text:span><text:span text:style-name="T8">;</text:span></text:p>
      <text:p text:style-name="P2"><text:span text:style-name="T4">                    </text:span><text:span text:style-name="T17">if</text:span><text:span text:style-name="T8"> (!</text:span><text:span text:style-name="T7">agrupado</text:span><text:span text:style-name="T8">[</text:span><text:span text:style-name="T7">mesAnio</text:span><text:span text:style-name="T8">]) {</text:span></text:p>
      <text:p text:style-name="P2"><text:span text:style-name="T4">                    </text:span><text:span text:style-name="T7">agrupado</text:span><text:span text:style-name="T8">[</text:span><text:span text:style-name="T7">mesAnio</text:span><text:span text:style-name="T8">] = { </text:span><text:span text:style-name="T9">mes:</text:span><text:span text:style-name="T8"> </text:span><text:span text:style-name="T7">mesAnio</text:span><text:span text:style-name="T8">, </text:span><text:span text:style-name="T9">ingresos:</text:span><text:span text:style-name="T8"> </text:span><text:span text:style-name="T10">0</text:span><text:span text:style-name="T8">, </text:span><text:span text:style-name="T9">egresos:</text:span><text:span text:style-name="T8"> </text:span><text:span text:style-name="T10">0</text:span><text:span text:style-name="T8"> };</text:span></text:p>
      <text:p text:style-name="P3">                    <text:span text:style-name="T11">}</text:span></text:p>
      <text:p text:style-name="P2"><text:span text:style-name="T4">                    </text:span><text:span text:style-name="T17">if</text:span><text:span text:style-name="T8"> (</text:span><text:span text:style-name="T9">d</text:span><text:span text:style-name="T8">.</text:span><text:span text:style-name="T9">tipo</text:span><text:span text:style-name="T8"> === </text:span><text:span text:style-name="T15">"ingreso"</text:span><text:span text:style-name="T8">) {</text:span></text:p>
      <text:p text:style-name="P2"><text:span text:style-name="T4">                    </text:span><text:span text:style-name="T7">agrupado</text:span><text:span text:style-name="T8">[</text:span><text:span text:style-name="T7">mesAnio</text:span><text:span text:style-name="T8">].</text:span><text:span text:style-name="T9">ingresos</text:span><text:span text:style-name="T8"> += </text:span><text:span text:style-name="T13">Number</text:span><text:span text:style-name="T8">(</text:span><text:span text:style-name="T9">d</text:span><text:span text:style-name="T8">.</text:span><text:span text:style-name="T9">monto</text:span><text:span text:style-name="T8">);</text:span></text:p>
      <text:p text:style-name="P2"><text:span text:style-name="T4">                    </text:span><text:span text:style-name="T8">} </text:span><text:span text:style-name="T17">else</text:span><text:span text:style-name="T8"> </text:span><text:span text:style-name="T17">if</text:span><text:span text:style-name="T8"> (</text:span><text:span text:style-name="T9">d</text:span><text:span text:style-name="T8">.</text:span><text:span text:style-name="T9">tipo</text:span><text:span text:style-name="T8"> === </text:span><text:span text:style-name="T15">"egreso"</text:span><text:span text:style-name="T8">) {</text:span></text:p>
      <text:p text:style-name="P2"><text:span text:style-name="T4">                    </text:span><text:span text:style-name="T7">agrupado</text:span><text:span text:style-name="T8">[</text:span><text:span text:style-name="T7">mesAnio</text:span><text:span text:style-name="T8">].</text:span><text:span text:style-name="T9">egresos</text:span><text:span text:style-name="T8"> += </text:span><text:span text:style-name="T13">Number</text:span><text:span text:style-name="T8">(</text:span><text:span text:style-name="T9">d</text:span><text:span text:style-name="T8">.</text:span><text:span text:style-name="T9">monto</text:span><text:span text:style-name="T8">);</text:span></text:p>
      <text:p text:style-name="P3">                    <text:span text:style-name="T11">}</text:span></text:p>
      <text:p text:style-name="P3">                  <text:span text:style-name="T11">});</text:span></text:p>
      <text:p text:style-name="P2"><text:span text:style-name="T4">                  </text:span><text:span text:style-name="T17">return</text:span><text:span text:style-name="T8"> </text:span><text:span text:style-name="T13">Object</text:span><text:span text:style-name="T8">.</text:span><text:span text:style-name="T14">values</text:span><text:span text:style-name="T8">(</text:span><text:span text:style-name="T7">agrupado</text:span><text:span text:style-name="T8">).</text:span><text:span text:style-name="T14">sort</text:span><text:span text:style-name="T8">((</text:span><text:span text:style-name="T9">a</text:span><text:span text:style-name="T8">, </text:span><text:span text:style-name="T9">b</text:span><text:span text:style-name="T8">) </text:span><text:span text:style-name="T6">=&gt;</text:span><text:span text:style-name="T8"> </text:span><text:span text:style-name="T9">a</text:span><text:span text:style-name="T8">.</text:span><text:span text:style-name="T9">mes</text:span><text:span text:style-name="T8">.</text:span><text:span text:style-name="T14">localeCompare</text:span><text:span text:style-name="T8">(</text:span><text:span text:style-name="T9">b</text:span><text:span text:style-name="T8">.</text:span><text:span text:style-name="T9">mes</text:span><text:span text:style-name="T8">));</text:span></text:p>
      <text:p text:style-name="P2"><text:span text:style-name="T4">                </text:span><text:span text:style-name="T8">})()</text:span><text:span text:style-name="T6">}</text:span></text:p>
      <text:p text:style-name="P2"><text:span text:style-name="T4">                </text:span><text:span text:style-name="T9">margin</text:span><text:span text:style-name="T8">=</text:span><text:span text:style-name="T6">{</text:span><text:span text:style-name="T8">{ </text:span><text:span text:style-name="T9">top:</text:span><text:span text:style-name="T8"> </text:span><text:span text:style-name="T10">20</text:span><text:span text:style-name="T8">, </text:span><text:span text:style-name="T9">right:</text:span><text:span text:style-name="T8"> </text:span><text:span text:style-name="T10">30</text:span><text:span text:style-name="T8">, </text:span><text:span text:style-name="T9">left:</text:span><text:span text:style-name="T8"> </text:span><text:span text:style-name="T10">0</text:span><text:span text:style-name="T8">, </text:span><text:span text:style-name="T9">bottom:</text:span><text:span text:style-name="T8"> </text:span><text:span text:style-name="T10">5</text:span><text:span text:style-name="T8"> }</text:span><text:span text:style-name="T6">}</text:span></text:p>
      <text:p text:style-name="P2"><text:span text:style-name="T4">              </text:span><text:span text:style-name="T12">&gt;</text:span></text:p>
      <text:p text:style-name="P2"><text:span text:style-name="T4">                </text:span><text:span text:style-name="T12">&lt;</text:span><text:span text:style-name="T13">CartesianGrid</text:span><text:span text:style-name="T8"> </text:span><text:span text:style-name="T9">strokeDasharray</text:span><text:span text:style-name="T8">=</text:span><text:span text:style-name="T15">"3 3"</text:span><text:span text:style-name="T8"> </text:span><text:span text:style-name="T12">/&gt;</text:span></text:p>
      <text:p text:style-name="P2"><text:span text:style-name="T4">                </text:span><text:span text:style-name="T12">&lt;</text:span><text:span text:style-name="T13">XAxis</text:span><text:span text:style-name="T8"> </text:span><text:span text:style-name="T9">dataKey</text:span><text:span text:style-name="T8">=</text:span><text:span text:style-name="T15">"mes"</text:span><text:span text:style-name="T8"> </text:span><text:span text:style-name="T12">/&gt;</text:span></text:p>
      <text:p text:style-name="P2"><text:span text:style-name="T4">                </text:span><text:span text:style-name="T12">&lt;</text:span><text:span text:style-name="T13">YAxis</text:span><text:span text:style-name="T8"> </text:span><text:span text:style-name="T12">/&gt;</text:span></text:p>
      <text:p text:style-name="P2"><text:soft-page-break/><text:span text:style-name="T4">                </text:span><text:span text:style-name="T12">&lt;</text:span><text:span text:style-name="T13">Tooltip</text:span><text:span text:style-name="T8"> </text:span><text:span text:style-name="T12">/&gt;</text:span></text:p>
      <text:p text:style-name="P2"><text:span text:style-name="T4">                </text:span><text:span text:style-name="T12">&lt;</text:span><text:span text:style-name="T13">Legend</text:span><text:span text:style-name="T8"> </text:span><text:span text:style-name="T12">/&gt;</text:span></text:p>
      <text:p text:style-name="P2"><text:span text:style-name="T4">                </text:span><text:span text:style-name="T12">&lt;</text:span><text:span text:style-name="T13">Bar</text:span><text:span text:style-name="T8"> </text:span><text:span text:style-name="T9">dataKey</text:span><text:span text:style-name="T8">=</text:span><text:span text:style-name="T15">"ingresos"</text:span><text:span text:style-name="T8"> </text:span><text:span text:style-name="T9">fill</text:span><text:span text:style-name="T8">=</text:span><text:span text:style-name="T15">"#4CAF50"</text:span><text:span text:style-name="T8"> </text:span><text:span text:style-name="T9">name</text:span><text:span text:style-name="T8">=</text:span><text:span text:style-name="T15">"Ingresos"</text:span><text:span text:style-name="T8"> </text:span><text:span text:style-name="T12">/&gt;</text:span></text:p>
      <text:p text:style-name="P2"><text:span text:style-name="T4">                </text:span><text:span text:style-name="T12">&lt;</text:span><text:span text:style-name="T13">Bar</text:span><text:span text:style-name="T8"> </text:span><text:span text:style-name="T9">dataKey</text:span><text:span text:style-name="T8">=</text:span><text:span text:style-name="T15">"egresos"</text:span><text:span text:style-name="T8"> </text:span><text:span text:style-name="T9">fill</text:span><text:span text:style-name="T8">=</text:span><text:span text:style-name="T15">"#F44336"</text:span><text:span text:style-name="T8"> </text:span><text:span text:style-name="T9">name</text:span><text:span text:style-name="T8">=</text:span><text:span text:style-name="T15">"Egresos"</text:span><text:span text:style-name="T8"> </text:span><text:span text:style-name="T12">/&gt;</text:span></text:p>
      <text:p text:style-name="P2"><text:span text:style-name="T4">              </text:span><text:span text:style-name="T12">&lt;/</text:span><text:span text:style-name="T13">BarChart</text:span><text:span text:style-name="T12">&gt;</text:span></text:p>
      <text:p text:style-name="P2"><text:span text:style-name="T4">            </text:span><text:span text:style-name="T12">&lt;/</text:span><text:span text:style-name="T13">ResponsiveContainer</text:span><text:span text:style-name="T12">&gt;</text:span></text:p>
      <text:p text:style-name="P2"><text:span text:style-name="T4">          </text:span><text:span text:style-name="T12">&lt;/</text:span><text:span text:style-name="T6">div</text:span><text:span text:style-name="T12">&gt;</text:span></text:p>
      <text:p text:style-name="P3">        <text:span text:style-name="T11">&lt;/&gt;</text:span></text:p>
      <text:p text:style-name="P3">        <text:span text:style-name="T11">) : (</text:span></text:p>
      <text:p text:style-name="P2"><text:span text:style-name="T4">          </text:span><text:span text:style-name="T7">reporteSeleccionado</text:span><text:span text:style-name="T8"> &amp;&amp; </text:span><text:span text:style-name="T7">fechaDesde</text:span><text:span text:style-name="T8"> &amp;&amp; </text:span><text:span text:style-name="T7">fechaHasta</text:span><text:span text:style-name="T8"> &amp;&amp; (</text:span><text:span text:style-name="T12">&lt;</text:span><text:span text:style-name="T6">p</text:span><text:span text:style-name="T12">&gt;</text:span><text:span text:style-name="T8">No hay datos para mostrar.</text:span><text:span text:style-name="T12">&lt;/</text:span><text:span text:style-name="T6">p</text:span><text:span text:style-name="T12">&gt;</text:span><text:span text:style-name="T8">)</text:span></text:p>
      <text:p text:style-name="P3">        <text:span text:style-name="T11">)</text:span></text:p>
      <text:p text:style-name="P2"><text:span text:style-name="T4">      </text:span><text:span text:style-name="T6">}</text:span></text:p>
      <text:p text:style-name="P2"><text:span text:style-name="T4">      </text:span><text:span text:style-name="T12">&lt;/</text:span><text:span text:style-name="T6">div</text:span><text:span text:style-name="T12">&gt;</text:span></text:p>
      <text:p text:style-name="P2"><text:span text:style-name="T4">    </text:span><text:span text:style-name="T8">&lt;/</text:span><text:span text:style-name="T9">div</text:span><text:span text:style-name="T8">&gt;</text:span></text:p>
      <text:p text:style-name="P3">  <text:span text:style-name="T11">);</text:span></text:p>
      <text:p text:style-name="P4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3T18:07:20.602698700</meta:creation-date>
    <dc:date>2025-08-13T18:07:32.444887800</dc:date>
    <meta:editing-duration>PT14S</meta:editing-duration>
    <meta:editing-cycles>1</meta:editing-cycles>
    <meta:document-statistic meta:table-count="0" meta:image-count="0" meta:object-count="0" meta:page-count="2" meta:paragraph-count="66" meta:word-count="186" meta:character-count="2317" meta:non-whitespace-character-count="1293"/>
    <meta:generator>LibreOffice/25.2.5.2$Windows_X86_64 LibreOffice_project/03d19516eb2e1dd5d4ccd751a0d6f35f35e08022</meta:generator>
  </office:meta>
</office:document-meta>
</file>